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Britannic Bold" svg:font-family="Britannic Bold" style:font-family-generic="swiss" style:font-pitch="variable" svg:panose-1="2 11 9 3 6 7 3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ES" style:language-complex="ar" style:country-complex="SA"/>
    </style:style>
    <style:style style:name="P3" style:parent-style-name="Normal" style:family="paragraph">
      <style:paragraph-properties fo:text-align="center" fo:margin-bottom="0.0555in" fo:line-height="90%"/>
    </style:style>
    <style:style style:name="T4" style:parent-style-name="Fuentedepárrafopredeter." style:family="text">
      <style:text-properties style:font-name="Calibri" fo:color="#FFFFFF" fo:font-size="9pt" style:font-size-asian="9pt" style:font-size-complex="9pt"/>
    </style:style>
    <style:style style:name="P5" style:parent-style-name="Normal" style:family="paragraph">
      <style:paragraph-properties fo:text-align="center" fo:margin-bottom="0.0555in" fo:line-height="90%"/>
    </style:style>
    <style:style style:name="T6" style:parent-style-name="Fuentedepárrafopredeter." style:family="text">
      <style:text-properties style:font-name="Calibri" fo:color="#FFFFFF" fo:font-size="9pt" style:font-size-asian="9pt" style:font-size-complex="9pt"/>
    </style:style>
    <style:style style:name="P7" style:parent-style-name="Normal" style:family="paragraph">
      <style:paragraph-properties fo:text-align="center" fo:margin-bottom="0.0555in" fo:line-height="90%"/>
    </style:style>
    <style:style style:name="T8" style:parent-style-name="Fuentedepárrafopredeter." style:family="text">
      <style:text-properties style:font-name="Calibri" fo:color="#FFFFFF" fo:font-size="9pt" style:font-size-asian="9pt" style:font-size-complex="9pt"/>
    </style:style>
    <style:style style:name="P9" style:parent-style-name="Normal" style:family="paragraph">
      <style:paragraph-properties fo:text-align="center" fo:margin-bottom="0.0555in" fo:line-height="90%"/>
    </style:style>
    <style:style style:name="T10" style:parent-style-name="Fuentedepárrafopredeter." style:family="text">
      <style:text-properties style:font-name="Calibri" fo:color="#FFFFFF" fo:font-size="9pt" style:font-size-asian="9pt" style:font-size-complex="9pt"/>
    </style:style>
    <style:style style:name="P11" style:parent-style-name="Normal" style:family="paragraph">
      <style:paragraph-properties fo:text-align="center" fo:margin-bottom="0.0555in" fo:line-height="90%"/>
    </style:style>
    <style:style style:name="T12" style:parent-style-name="Fuentedepárrafopredeter." style:family="text">
      <style:text-properties style:font-name="Calibri" fo:color="#FFFFFF" fo:font-size="9pt" style:font-size-asian="9pt" style:font-size-complex="9pt"/>
    </style:style>
    <style:style style:name="P13" style:parent-style-name="Normal" style:family="paragraph">
      <style:paragraph-properties fo:text-align="center" fo:margin-bottom="0.0555in" fo:line-height="90%"/>
    </style:style>
    <style:style style:name="T14" style:parent-style-name="Fuentedepárrafopredeter." style:family="text">
      <style:text-properties style:font-name="Calibri" fo:color="#FFFFFF" fo:font-size="9pt" style:font-size-asian="9pt" style:font-size-complex="9pt"/>
    </style:style>
    <style:style style:name="P15" style:parent-style-name="Normal" style:family="paragraph">
      <style:paragraph-properties fo:text-align="center" fo:margin-bottom="0.0555in" fo:line-height="90%"/>
    </style:style>
    <style:style style:name="T16" style:parent-style-name="Fuentedepárrafopredeter." style:family="text">
      <style:text-properties style:font-name="Calibri" fo:color="#FFFFFF" fo:font-size="9pt" style:font-size-asian="9pt" style:font-size-complex="9pt"/>
    </style:style>
    <style:style style:name="P17" style:parent-style-name="Normal" style:family="paragraph">
      <style:paragraph-properties fo:text-align="center" fo:margin-bottom="0.0555in" fo:line-height="90%"/>
    </style:style>
    <style:style style:name="T18" style:parent-style-name="Fuentedepárrafopredeter." style:family="text">
      <style:text-properties style:font-name="Calibri" fo:color="#FFFFFF" fo:font-size="9pt" style:font-size-asian="9pt" style:font-size-complex="9pt"/>
    </style:style>
    <style:style style:name="P19" style:parent-style-name="Normal" style:family="paragraph">
      <style:paragraph-properties fo:text-align="center" fo:margin-bottom="0.0555in" fo:line-height="90%"/>
    </style:style>
    <style:style style:name="T20" style:parent-style-name="Fuentedepárrafopredeter." style:family="text">
      <style:text-properties style:font-name="Calibri" fo:color="#FFFFFF" fo:font-size="9pt" style:font-size-asian="9pt" style:font-size-complex="9pt"/>
    </style:style>
    <style:style style:name="P21" style:parent-style-name="Normal" style:family="paragraph">
      <style:text-properties style:font-name="Britannic Bold" fo:color="#00B050" fo:language="en" fo:country="GB"/>
    </style:style>
    <style:style style:name="P22" style:parent-style-name="Normal" style:family="paragraph">
      <style:text-properties style:font-name="Britannic Bold" fo:color="#00B050" fo:language="en" fo:country="GB"/>
    </style:style>
    <style:style style:name="P23" style:parent-style-name="Normal" style:family="paragraph">
      <style:text-properties style:font-name="Britannic Bold" fo:color="#00B050" fo:language="en" fo:country="GB"/>
    </style:style>
    <style:style style:name="P24" style:parent-style-name="Normal" style:family="paragraph">
      <style:text-properties style:font-name="Britannic Bold" fo:color="#00B050" fo:language="en" fo:country="GB"/>
    </style:style>
    <style:style style:name="P25" style:parent-style-name="Normal" style:family="paragraph">
      <style:text-properties style:font-name="Britannic Bold" fo:color="#00B050" fo:language="en" fo:country="GB"/>
    </style:style>
    <style:style style:name="P26" style:parent-style-name="Normal" style:family="paragraph">
      <style:text-properties style:font-name="Britannic Bold" fo:color="#00B050" fo:language="en" fo:country="GB"/>
    </style:style>
    <style:style style:name="P27" style:parent-style-name="Normal" style:family="paragraph">
      <style:text-properties style:font-name="Britannic Bold" fo:color="#00B050" fo:language="en" fo:country="GB"/>
    </style:style>
    <style:style style:name="P28" style:parent-style-name="Normal" style:family="paragraph">
      <style:text-properties style:font-name="Britannic Bold" fo:color="#00B050" fo:language="en" fo:country="GB"/>
    </style:style>
    <style:style style:name="P29" style:parent-style-name="Normal" style:family="paragraph">
      <style:text-properties style:font-name="Britannic Bold" fo:color="#00B050" fo:language="en" fo:country="GB"/>
    </style:style>
    <style:style style:name="P30" style:parent-style-name="Normal" style:family="paragraph">
      <style:text-properties style:font-name="Britannic Bold" fo:color="#00B050" fo:language="en" fo:country="GB"/>
    </style:style>
    <style:style style:name="P31" style:parent-style-name="Normal" style:family="paragraph">
      <style:text-properties style:font-name="Britannic Bold" fo:color="#00B050" fo:language="en" fo:country="GB"/>
    </style:style>
    <style:style style:name="P32" style:parent-style-name="Normal" style:family="paragraph">
      <style:text-properties style:font-name="Britannic Bold" fo:color="#00B050" fo:language="en" fo:country="GB"/>
    </style:style>
    <style:style style:name="P33" style:parent-style-name="Normal" style:family="paragraph">
      <style:text-properties style:font-name="Britannic Bold" fo:color="#00B050" fo:language="en" fo:country="GB"/>
    </style:style>
    <style:style style:name="P34" style:parent-style-name="Normal" style:family="paragraph">
      <style:text-properties style:font-name="Britannic Bold" fo:color="#00B050" fo:language="en" fo:country="GB"/>
    </style:style>
    <style:style style:name="T35" style:parent-style-name="Fuentedepárrafopredeter." style:family="text">
      <style:text-properties fo:language="en" fo:country="GB"/>
    </style:style>
    <style:style style:name="P36" style:parent-style-name="Normal" style:family="paragraph">
      <style:text-properties style:font-name="Britannic Bold" fo:color="#00B050"/>
    </style:style>
    <style:style style:name="P37" style:parent-style-name="Normal" style:family="paragraph">
      <style:text-properties style:font-name="Britannic Bold" fo:color="#00B050" fo:language="en" fo:country="GB"/>
    </style:style>
    <style:style style:name="P38" style:parent-style-name="Normal" style:family="paragraph">
      <style:text-properties style:font-name="Britannic Bold" fo:color="#00B050" fo:language="en" fo:country="GB"/>
    </style:style>
    <style:style style:name="P39" style:parent-style-name="Normal" style:family="paragraph">
      <style:text-properties style:font-name="Britannic Bold" fo:color="#00B050" fo:language="en" fo:country="GB"/>
    </style:style>
    <style:style style:name="P40" style:parent-style-name="Normal" style:family="paragraph">
      <style:text-properties style:font-name="Britannic Bold" fo:color="#00B050" fo:language="en" fo:country="GB"/>
    </style:style>
    <style:style style:name="P41" style:parent-style-name="Normal" style:family="paragraph">
      <style:text-properties style:font-name="Britannic Bold" fo:color="#00B050"/>
    </style:style>
    <style:style style:name="T42" style:parent-style-name="Fuentedepárrafopredeter." style:family="text">
      <style:text-properties fo:language="en" fo:country="GB"/>
    </style:style>
    <style:style style:name="T43" style:parent-style-name="Fuentedepárrafopredeter." style:family="text">
      <style:text-properties fo:language="en" fo:country="GB"/>
    </style:style>
    <style:style style:name="P44" style:parent-style-name="Normal" style:family="paragraph">
      <style:text-properties fo:language="en" fo:country="GB"/>
    </style:style>
    <style:style style:name="P45" style:parent-style-name="Normal" style:family="paragraph">
      <style:text-properties style:font-name="Britannic Bold" fo:color="#00B050" fo:language="en" fo:country="GB"/>
    </style:style>
    <style:style style:name="P46" style:parent-style-name="Normal" style:family="paragraph">
      <style:text-properties style:font-name="Britannic Bold" fo:color="#00B050" fo:language="en" fo:country="GB"/>
    </style:style>
    <style:style style:name="P47" style:parent-style-name="Normal" style:family="paragraph">
      <style:text-properties style:font-name="Britannic Bold" fo:color="#00B050" fo:language="en" fo:country="GB"/>
    </style:style>
    <style:style style:name="P48" style:parent-style-name="Normal" style:family="paragraph">
      <style:text-properties style:font-name="Britannic Bold" fo:color="#00B050" fo:language="en" fo:country="GB"/>
    </style:style>
    <style:style style:name="P49" style:parent-style-name="Normal" style:family="paragraph">
      <style:text-properties style:font-name="Britannic Bold" fo:color="#00B050" fo:language="en" fo:country="GB"/>
    </style:style>
    <style:style style:name="P50" style:parent-style-name="Normal" style:family="paragraph">
      <style:text-properties fo:language="en" fo:country="GB"/>
    </style:style>
    <style:style style:name="P51" style:parent-style-name="Normal" style:family="paragraph">
      <style:text-properties fo:language="en" fo:country="GB"/>
    </style:style>
    <style:style style:name="P52" style:parent-style-name="Normal" style:family="paragraph">
      <style:text-properties fo:language="en" fo:country="GB"/>
    </style:style>
    <style:style style:name="P53" style:parent-style-name="Normal" style:family="paragraph">
      <style:text-properties fo:language="en" fo:country="GB"/>
    </style:style>
    <style:style style:name="P54" style:parent-style-name="Normal" style:family="paragraph">
      <style:text-properties fo:language="en" fo:country="GB"/>
    </style:style>
    <style:style style:name="P55" style:parent-style-name="Normal" style:family="paragraph">
      <style:text-properties fo:language="en" fo:country="GB"/>
    </style:style>
    <style:style style:name="P56" style:parent-style-name="Normal" style:family="paragraph">
      <style:text-properties fo:language="en" fo:country="GB"/>
    </style:style>
    <style:style style:name="P57" style:parent-style-name="Normal" style:family="paragraph">
      <style:text-properties fo:language="en" fo:country="GB"/>
    </style:style>
    <style:style style:name="P58" style:parent-style-name="Normal" style:family="paragraph">
      <style:text-properties fo:language="en" fo:country="GB"/>
    </style:style>
    <style:style style:name="P59" style:parent-style-name="Normal" style:family="paragraph">
      <style:text-properties fo:language="en" fo:country="GB"/>
    </style:style>
    <style:style style:name="P60" style:parent-style-name="Normal" style:family="paragraph">
      <style:text-properties fo:language="en" fo:country="GB"/>
    </style:style>
    <style:style style:name="P61" style:parent-style-name="Normal" style:family="paragraph">
      <style:text-properties fo:language="en" fo:country="GB"/>
    </style:style>
    <style:style style:name="P62" style:parent-style-name="Normal" style:family="paragraph">
      <style:text-properties fo:language="en" fo:country="GB"/>
    </style:style>
    <style:style style:name="P63" style:parent-style-name="Normal" style:family="paragraph">
      <style:text-properties fo:language="en" fo:country="GB"/>
    </style:style>
    <style:style style:name="P64" style:parent-style-name="Normal" style:family="paragraph">
      <style:text-properties fo:language="en" fo:country="GB"/>
    </style:style>
    <style:style style:name="P65" style:parent-style-name="Normal" style:family="paragraph">
      <style:text-properties fo:language="en" fo:country="GB"/>
    </style:style>
    <style:style style:name="P66" style:parent-style-name="Normal" style:family="paragraph">
      <style:text-properties fo:language="en" fo:country="GB"/>
    </style:style>
    <style:style style:name="P67" style:parent-style-name="Normal" style:family="paragraph">
      <style:text-properties fo:language="en" fo:country="GB"/>
    </style:style>
    <style:style style:name="P68" style:parent-style-name="Normal" style:family="paragraph">
      <style:text-properties fo:language="en" fo:country="GB"/>
    </style:style>
    <style:style style:name="T69" style:parent-style-name="Fuentedepárrafopredeter." style:family="text">
      <style:text-properties style:language-asian="es" style:country-asian="ES"/>
    </style:style>
    <style:style style:name="T70" style:parent-style-name="Fuentedepárrafopredeter." style:family="text">
      <style:text-properties style:language-asian="es" style:country-asian="ES" style:language-complex="ar" style:country-complex="SA"/>
    </style:style>
    <style:style style:name="P71" style:parent-style-name="Normal" style:family="paragraph">
      <style:paragraph-properties fo:text-align="center" fo:margin-bottom="0.1111in" fo:line-height="90%"/>
    </style:style>
    <style:style style:name="T72" style:parent-style-name="Fuentedepárrafopredeter." style:family="text">
      <style:text-properties style:font-name="Calibri" fo:color="#FFFFFF" fo:font-size="18pt" style:font-size-asian="18pt" style:font-size-complex="18pt"/>
    </style:style>
    <style:style style:name="P73" style:parent-style-name="Normal" style:family="paragraph">
      <style:paragraph-properties fo:text-align="center" fo:margin-bottom="0.1111in" fo:line-height="90%"/>
    </style:style>
    <style:style style:name="T74" style:parent-style-name="Fuentedepárrafopredeter." style:family="text">
      <style:text-properties style:font-name="Calibri" fo:color="#FFFFFF" fo:font-size="18pt" style:font-size-asian="18pt" style:font-size-complex="18pt"/>
    </style:style>
    <style:style style:name="P75" style:parent-style-name="Normal" style:family="paragraph">
      <style:paragraph-properties fo:text-align="center" fo:margin-bottom="0.1111in" fo:line-height="90%"/>
    </style:style>
    <style:style style:name="T76" style:parent-style-name="Fuentedepárrafopredeter." style:family="text">
      <style:text-properties style:font-name="Calibri" fo:color="#FFFFFF" fo:font-size="18pt" style:font-size-asian="18pt" style:font-size-complex="18pt"/>
    </style:style>
    <style:style style:name="P77" style:parent-style-name="Normal" style:family="paragraph">
      <style:paragraph-properties fo:text-align="center" fo:margin-bottom="0.1111in" fo:line-height="90%"/>
    </style:style>
    <style:style style:name="T78" style:parent-style-name="Fuentedepárrafopredeter." style:family="text">
      <style:text-properties style:font-name="Calibri" fo:color="#FFFFFF" fo:font-size="18pt" style:font-size-asian="18pt" style:font-size-complex="18pt"/>
    </style:style>
    <style:style style:name="P79" style:parent-style-name="Normal" style:family="paragraph">
      <style:text-properties style:font-name="Britannic Bold" fo:color="#00B050" fo:language="en" fo:country="GB"/>
    </style:style>
    <style:style style:name="P80" style:parent-style-name="Normal" style:family="paragraph">
      <style:text-properties style:font-name="Britannic Bold" fo:color="#00B050" fo:language="en" fo:country="GB"/>
    </style:style>
    <style:style style:name="P81" style:parent-style-name="Normal" style:family="paragraph">
      <style:text-properties style:font-name="Britannic Bold" fo:color="#00B050" fo:language="en" fo:country="GB"/>
    </style:style>
    <style:style style:name="P82" style:parent-style-name="Normal" style:family="paragraph">
      <style:text-properties style:font-name="Britannic Bold" fo:color="#00B050" fo:language="en" fo:country="GB"/>
    </style:style>
    <style:style style:name="P83" style:parent-style-name="Normal" style:family="paragraph">
      <style:text-properties style:font-name="Britannic Bold" fo:color="#00B050" fo:language="en" fo:country="GB"/>
    </style:style>
    <style:style style:name="P84" style:parent-style-name="Normal" style:family="paragraph">
      <style:text-properties style:font-name="Britannic Bold" fo:color="#00B050" fo:language="en" fo:country="GB"/>
    </style:style>
    <style:style style:name="P85" style:parent-style-name="Normal" style:family="paragraph">
      <style:text-properties style:font-name="Britannic Bold" fo:color="#00B050" fo:language="en" fo:country="GB"/>
    </style:style>
    <style:style style:name="P86" style:parent-style-name="Normal" style:family="paragraph">
      <style:text-properties style:font-name="Britannic Bold" fo:color="#00B050" fo:language="en" fo:country="GB"/>
    </style:style>
    <style:style style:name="P87" style:parent-style-name="Normal" style:family="paragraph">
      <style:text-properties fo:language="en" fo:country="GB"/>
    </style:style>
    <style:style style:name="P88" style:parent-style-name="Normal" style:family="paragraph">
      <style:text-properties style:font-name="Britannic Bold" fo:color="#00B050" fo:language="en" fo:country="GB"/>
    </style:style>
    <style:style style:name="P89" style:parent-style-name="Normal" style:family="paragraph">
      <style:text-properties style:font-name="Britannic Bold" fo:color="#00B050" fo:language="en" fo:country="GB"/>
    </style:style>
    <style:style style:name="P90" style:parent-style-name="Normal" style:family="paragraph">
      <style:text-properties style:font-name="Britannic Bold" fo:color="#00B050" fo:language="en" fo:country="GB"/>
    </style:style>
    <style:style style:name="P91" style:parent-style-name="Normal" style:family="paragraph">
      <style:text-properties style:font-name="Britannic Bold" fo:color="#00B050" fo:language="en" fo:country="GB"/>
    </style:style>
    <style:style style:name="T92" style:parent-style-name="Fuentedepárrafopredeter." style:family="text">
      <style:text-properties style:font-name="Britannic Bold" fo:color="#00B050" fo:language="en" fo:country="GB"/>
    </style:style>
    <style:style style:name="P93" style:parent-style-name="Normal" style:family="paragraph">
      <style:text-properties style:font-name="Britannic Bold" fo:color="#00B050" fo:language="en" fo:country="GB"/>
    </style:style>
    <style:style style:name="P94" style:parent-style-name="Normal" style:family="paragraph">
      <style:text-properties style:font-name="Britannic Bold" fo:color="#00B050" fo:language="en" fo:country="GB"/>
    </style:style>
    <style:style style:name="P95" style:parent-style-name="Normal" style:family="paragraph">
      <style:text-properties fo:language="en" fo:country="GB"/>
    </style:style>
    <style:style style:name="P96" style:parent-style-name="Normal" style:list-style-name="LFO1" style:family="paragraph"/>
    <style:style style:name="T97" style:parent-style-name="Fuentedepárrafopredeter." style:family="text">
      <style:text-properties fo:font-style="italic" style:font-style-asian="italic"/>
    </style:style>
    <style:style style:name="T98" style:parent-style-name="Fuentedepárrafopredeter." style:family="text">
      <style:text-properties fo:font-style="italic" style:font-style-asian="italic"/>
    </style:style>
    <style:style style:name="P99" style:parent-style-name="Normal" style:family="paragraph">
      <style:text-properties style:font-name="Britannic Bold" fo:color="#00B050" fo:language="en" fo:country="GB"/>
    </style:style>
    <style:style style:name="P100" style:parent-style-name="Normal" style:family="paragraph">
      <style:text-properties style:font-name="Britannic Bold" fo:color="#00B050" fo:language="en" fo:country="GB"/>
    </style:style>
    <style:style style:name="P101" style:parent-style-name="Normal" style:family="paragraph">
      <style:text-properties style:font-name="Britannic Bold" fo:color="#00B050" fo:language="en" fo:country="GB"/>
    </style:style>
    <style:style style:name="P102" style:parent-style-name="Normal" style:family="paragraph">
      <style:text-properties style:font-name="Britannic Bold" fo:color="#00B050" fo:language="en" fo:country="GB"/>
    </style:style>
    <style:style style:name="P103" style:parent-style-name="Normal" style:family="paragraph">
      <style:text-properties style:font-name="Britannic Bold" fo:color="#00B050"/>
    </style:style>
    <style:style style:name="P104" style:parent-style-name="Normal" style:family="paragraph">
      <style:text-properties style:font-name="Britannic Bold" fo:color="#00B050"/>
    </style:style>
    <style:style style:name="T105" style:parent-style-name="Fuentedepárrafopredeter." style:family="text">
      <style:text-properties style:font-name="Britannic Bold" fo:color="#00B050"/>
    </style:style>
    <style:style style:name="T106" style:parent-style-name="Fuentedepárrafopredeter." style:family="text">
      <style:text-properties style:font-name="Britannic Bold" fo:color="#00B050"/>
    </style:style>
    <style:style style:name="T107" style:parent-style-name="Fuentedepárrafopredeter." style:family="text">
      <style:text-properties style:font-name="Britannic Bold" fo:color="#FF0000"/>
    </style:style>
    <style:style style:name="P108" style:parent-style-name="Normal" style:family="paragraph">
      <style:text-properties style:font-name="Britannic Bold" fo:color="#00B050"/>
    </style:style>
    <style:style style:name="P109" style:parent-style-name="Normal" style:family="paragraph">
      <style:text-properties style:font-name="Britannic Bold" fo:color="#00B050" fo:language="en" fo:country="GB"/>
    </style:style>
    <style:style style:name="P110" style:parent-style-name="Normal" style:family="paragraph">
      <style:text-properties style:font-name="Britannic Bold" fo:color="#00B050" fo:language="en" fo:country="GB"/>
    </style:style>
    <style:style style:name="T111" style:parent-style-name="Fuentedepárrafopredeter." style:family="text">
      <style:text-properties style:font-name="Britannic Bold" fo:color="#00B050" fo:language="en" fo:country="GB"/>
    </style:style>
    <style:style style:name="P112" style:parent-style-name="Normal" style:family="paragraph">
      <style:paragraph-properties fo:margin-left="1.0833in" fo:text-indent="-0.3937in">
        <style:tab-stops/>
      </style:paragraph-properties>
      <style:text-properties fo:language="en" fo:country="GB"/>
    </style:style>
    <style:style style:name="P113" style:parent-style-name="Normal" style:family="paragraph">
      <style:paragraph-properties fo:margin-left="1.0833in" fo:text-indent="-0.3937in">
        <style:tab-stops/>
      </style:paragraph-properties>
      <style:text-properties fo:language="en" fo:country="GB"/>
    </style:style>
    <style:style style:name="P114" style:parent-style-name="Normal" style:family="paragraph">
      <style:paragraph-properties fo:margin-left="1.0833in" fo:text-indent="-0.3937in">
        <style:tab-stops/>
      </style:paragraph-properties>
      <style:text-properties fo:language="en" fo:country="GB"/>
    </style:style>
    <style:style style:name="P115" style:parent-style-name="Normal" style:family="paragraph">
      <style:paragraph-properties fo:margin-left="1.0833in">
        <style:tab-stops/>
      </style:paragraph-properties>
      <style:text-properties fo:language="en" fo:country="GB"/>
    </style:style>
    <style:style style:name="P116" style:parent-style-name="Normal" style:list-style-name="LFO1" style:family="paragraph"/>
    <style:style style:name="T117" style:parent-style-name="Fuentedepárrafopredeter." style:family="text">
      <style:text-properties fo:font-style="italic" style:font-style-asian="italic" style:font-style-complex="italic"/>
    </style:style>
    <style:style style:name="T118" style:parent-style-name="Fuentedepárrafopredeter." style:family="text">
      <style:text-properties fo:font-style="italic" style:font-style-asian="italic" style:font-style-complex="italic"/>
    </style:style>
    <style:style style:name="P119" style:parent-style-name="Normal" style:family="paragraph">
      <style:paragraph-properties fo:margin-left="0.9833in">
        <style:tab-stops/>
      </style:paragraph-properties>
      <style:text-properties fo:color="#FF0000"/>
    </style:style>
    <style:style style:name="P120" style:parent-style-name="Normal" style:family="paragraph">
      <style:paragraph-properties fo:margin-left="0.9833in">
        <style:tab-stops/>
      </style:paragraph-properties>
    </style:style>
    <style:style style:name="P121" style:parent-style-name="Normal" style:family="paragraph">
      <style:paragraph-properties fo:margin-left="0.9833in">
        <style:tab-stops/>
      </style:paragraph-properties>
    </style:style>
    <style:style style:name="P122" style:parent-style-name="Normal" style:family="paragraph">
      <style:paragraph-properties fo:margin-left="0.9833in">
        <style:tab-stops/>
      </style:paragraph-properties>
    </style:style>
    <style:style style:name="P123" style:parent-style-name="Normal" style:family="paragraph">
      <style:paragraph-properties fo:margin-left="0.9833in">
        <style:tab-stops/>
      </style:paragraph-properties>
    </style:style>
    <style:style style:name="P124" style:parent-style-name="Normal" style:family="paragraph">
      <style:paragraph-properties fo:margin-left="0.9833in">
        <style:tab-stops/>
      </style:paragraph-properties>
    </style:style>
    <style:style style:name="P125" style:parent-style-name="Normal" style:family="paragraph">
      <style:paragraph-properties fo:margin-left="0.9833in">
        <style:tab-stops/>
      </style:paragraph-properties>
    </style:style>
    <style:style style:name="P126" style:parent-style-name="Normal" style:family="paragraph">
      <style:paragraph-properties fo:margin-left="0.9833in">
        <style:tab-stops/>
      </style:paragraph-properties>
    </style:style>
    <style:style style:name="P127" style:parent-style-name="Normal" style:list-style-name="LFO1" style:family="paragraph"/>
    <style:style style:name="T128" style:parent-style-name="Fuentedepárrafopredeter." style:family="text">
      <style:text-properties fo:font-style="italic" style:font-style-asian="italic"/>
    </style:style>
    <style:style style:name="T129" style:parent-style-name="Fuentedepárrafopredeter." style:family="text">
      <style:text-properties fo:font-style="italic" style:font-style-asian="italic" style:font-style-complex="italic"/>
    </style:style>
    <style:style style:name="P130" style:parent-style-name="Normal" style:family="paragraph">
      <style:paragraph-properties fo:margin-left="0.9833in">
        <style:tab-stops/>
      </style:paragraph-properties>
    </style:style>
    <style:style style:name="P131" style:parent-style-name="Normal" style:family="paragraph">
      <style:paragraph-properties fo:margin-left="0.9833in">
        <style:tab-stops/>
      </style:paragraph-properties>
    </style:style>
    <style:style style:name="P132" style:parent-style-name="Normal" style:family="paragraph">
      <style:paragraph-properties fo:margin-left="0.9833in">
        <style:tab-stops/>
      </style:paragraph-properties>
    </style:style>
    <style:style style:name="P133" style:parent-style-name="Normal" style:family="paragraph">
      <style:paragraph-properties fo:margin-left="0.9833in">
        <style:tab-stops/>
      </style:paragraph-properties>
    </style:style>
    <style:style style:name="P134" style:parent-style-name="Normal" style:family="paragraph">
      <style:paragraph-properties fo:margin-left="0.9833in">
        <style:tab-stops/>
      </style:paragraph-properties>
    </style:style>
    <style:style style:name="P135" style:parent-style-name="Normal" style:family="paragraph">
      <style:paragraph-properties fo:margin-left="0.9833in">
        <style:tab-stops/>
      </style:paragraph-properties>
    </style:style>
    <style:style style:name="P136" style:parent-style-name="Normal" style:list-style-name="LFO1" style:family="paragraph"/>
    <style:style style:name="T137" style:parent-style-name="Fuentedepárrafopredeter." style:family="text">
      <style:text-properties fo:font-style="italic" style:font-style-asian="italic" style:font-style-complex="italic"/>
    </style:style>
    <style:style style:name="P138" style:parent-style-name="Normal" style:family="paragraph">
      <style:paragraph-properties fo:margin-left="0.9833in">
        <style:tab-stops/>
      </style:paragraph-properties>
    </style:style>
    <style:style style:name="P139" style:parent-style-name="Normal" style:family="paragraph">
      <style:paragraph-properties fo:margin-left="0.9833in">
        <style:tab-stops/>
      </style:paragraph-properties>
    </style:style>
    <style:style style:name="P140" style:parent-style-name="Normal" style:family="paragraph">
      <style:paragraph-properties fo:margin-left="0.9833in">
        <style:tab-stops/>
      </style:paragraph-properties>
    </style:style>
    <style:style style:name="P141" style:parent-style-name="Normal" style:family="paragraph">
      <style:paragraph-properties fo:margin-left="0.9833in">
        <style:tab-stops/>
      </style:paragraph-properties>
    </style:style>
    <style:style style:name="P142" style:parent-style-name="Normal" style:family="paragraph">
      <style:paragraph-properties fo:margin-left="0.9833in">
        <style:tab-stops/>
      </style:paragraph-properties>
    </style:style>
    <style:style style:name="P143" style:parent-style-name="Normal" style:list-style-name="LFO1" style:family="paragraph"/>
    <style:style style:name="T144" style:parent-style-name="Fuentedepárrafopredeter." style:family="text">
      <style:text-properties fo:font-style="italic" style:font-style-asian="italic" style:font-style-complex="italic"/>
    </style:style>
    <style:style style:name="P145" style:parent-style-name="Normal" style:family="paragraph">
      <style:paragraph-properties fo:margin-left="0.5in">
        <style:tab-stops/>
      </style:paragraph-properties>
    </style:style>
    <style:style style:name="P146" style:parent-style-name="Normal" style:family="paragraph">
      <style:paragraph-properties fo:margin-left="0.5in">
        <style:tab-stops/>
      </style:paragraph-properties>
    </style:style>
    <style:style style:name="P147" style:parent-style-name="Normal" style:family="paragraph">
      <style:paragraph-properties fo:margin-left="0.5in">
        <style:tab-stops/>
      </style:paragraph-properties>
    </style:style>
    <style:style style:name="P148" style:parent-style-name="Normal" style:family="paragraph">
      <style:paragraph-properties fo:margin-left="0.5in">
        <style:tab-stops/>
      </style:paragraph-properties>
    </style:style>
    <style:style style:name="P149" style:parent-style-name="Normal" style:family="paragraph">
      <style:paragraph-properties fo:margin-left="0.5in">
        <style:tab-stops/>
      </style:paragraph-properties>
    </style:style>
    <style:style style:name="P150" style:parent-style-name="Normal" style:family="paragraph">
      <style:paragraph-properties fo:margin-left="0.5in">
        <style:tab-stops/>
      </style:paragraph-properties>
    </style:style>
    <style:style style:name="P151" style:parent-style-name="Normal" style:family="paragraph">
      <style:paragraph-properties fo:margin-left="0.5in">
        <style:tab-stops/>
      </style:paragraph-properties>
    </style:style>
    <style:style style:name="P152" style:parent-style-name="Normal" style:list-style-name="LFO1" style:family="paragraph"/>
    <style:style style:name="T153" style:parent-style-name="Fuentedepárrafopredeter." style:family="text">
      <style:text-properties fo:font-style="italic" style:font-style-asian="italic"/>
    </style:style>
    <style:style style:name="T154" style:parent-style-name="Fuentedepárrafopredeter." style:family="text">
      <style:text-properties fo:font-style="italic" style:font-style-asian="italic" style:font-style-complex="italic"/>
    </style:style>
    <style:style style:name="P155" style:parent-style-name="Normal" style:family="paragraph">
      <style:paragraph-properties fo:margin-left="0.9833in">
        <style:tab-stops/>
      </style:paragraph-properties>
    </style:style>
    <style:style style:name="P156" style:parent-style-name="Normal" style:family="paragraph">
      <style:paragraph-properties fo:margin-left="0.9833in">
        <style:tab-stops/>
      </style:paragraph-properties>
    </style:style>
    <style:style style:name="P157" style:parent-style-name="Normal" style:family="paragraph">
      <style:paragraph-properties fo:margin-left="0.9833in">
        <style:tab-stops/>
      </style:paragraph-properties>
    </style:style>
    <style:style style:name="P158" style:parent-style-name="Normal" style:family="paragraph">
      <style:paragraph-properties fo:margin-left="0.9833in">
        <style:tab-stops/>
      </style:paragraph-properties>
    </style:style>
    <style:style style:name="P159" style:parent-style-name="Normal" style:family="paragraph">
      <style:paragraph-properties fo:margin-left="0.9833in">
        <style:tab-stops/>
      </style:paragraph-properties>
    </style:style>
    <style:style style:name="P160" style:parent-style-name="Normal" style:family="paragraph">
      <style:paragraph-properties fo:margin-left="0.9833in">
        <style:tab-stops/>
      </style:paragraph-properties>
    </style:style>
    <style:style style:name="P161" style:parent-style-name="Normal" style:family="paragraph">
      <style:paragraph-properties fo:margin-left="0.9833in">
        <style:tab-stops/>
      </style:paragraph-properties>
    </style:style>
    <style:style style:name="P162" style:parent-style-name="Normal" style:family="paragraph">
      <style:paragraph-properties fo:margin-left="0.9833in">
        <style:tab-stops/>
      </style:paragraph-properties>
    </style:style>
    <style:style style:name="P163" style:parent-style-name="Normal" style:list-style-name="LFO1" style:family="paragraph"/>
    <style:style style:name="P164" style:parent-style-name="Normal" style:family="paragraph">
      <style:paragraph-properties fo:margin-left="0.9833in">
        <style:tab-stops/>
      </style:paragraph-properties>
    </style:style>
    <style:style style:name="P165" style:parent-style-name="Normal" style:family="paragraph">
      <style:paragraph-properties fo:margin-left="1.475in">
        <style:tab-stops/>
      </style:paragraph-properties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3d6696" svg:stroke-opacity="100%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.0126in" fo:padding-bottom="0.0126in" fo:padding-left="0.0126in" fo:padding-right="0.0126in" draw:textarea-vertical-align="middle" draw:textarea-horizontal-align="center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.0126in" fo:padding-bottom="0.0126in" fo:padding-left="0.0126in" fo:padding-right="0.0126in" draw:textarea-vertical-align="middle" draw:textarea-horizontal-align="center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.0126in" fo:padding-bottom="0.0126in" fo:padding-left="0.0126in" fo:padding-right="0.0126in" draw:textarea-vertical-align="middle" draw:textarea-horizontal-align="center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.0126in" fo:padding-bottom="0.0126in" fo:padding-left="0.0126in" fo:padding-right="0.0126in" draw:textarea-vertical-align="middle" draw:textarea-horizontal-align="center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25">
      <style:graphic-properties/>
    </style:style>
    <style:style style:family="graphic" style:name="a10">
      <style:graphic-properties fo:wrap-option="wrap" fo:padding-top="0.0063in" fo:padding-bottom="0.0063in" fo:padding-left="0.0063in" fo:padding-right="0.0063in" draw:textarea-vertical-align="middle" draw:textarea-horizontal-align="center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063in" fo:padding-bottom="0.0063in" fo:padding-left="0.0063in" fo:padding-right="0.0063in" draw:textarea-vertical-align="middle" draw:textarea-horizontal-align="center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.0063in" fo:padding-bottom="0.0063in" fo:padding-left="0.0063in" fo:padding-right="0.0063in" draw:textarea-vertical-align="middle" draw:textarea-horizontal-align="center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063in" fo:padding-bottom="0.0063in" fo:padding-left="0.0063in" fo:padding-right="0.0063in" draw:textarea-vertical-align="middle" draw:textarea-horizontal-align="center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.0063in" fo:padding-bottom="0.0063in" fo:padding-left="0.0063in" fo:padding-right="0.0063in" draw:textarea-vertical-align="middle" draw:textarea-horizontal-align="center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.0063in" fo:padding-bottom="0.0063in" fo:padding-left="0.0063in" fo:padding-right="0.0063in" draw:textarea-vertical-align="middle" draw:textarea-horizontal-align="center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.0063in" fo:padding-bottom="0.0063in" fo:padding-left="0.0063in" fo:padding-right="0.0063in" draw:textarea-vertical-align="middle" draw:textarea-horizontal-align="center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17">
      <style:graphic-properties/>
    </style:style>
    <style:style style:family="graphic" style:name="a18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4774ab" svg:stroke-opacity="100%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4774ab" svg:stroke-opacity="100%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3d6696" svg:stroke-opacity="100%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4774ab" svg:stroke-opacity="100%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3d6696" svg:stroke-opacity="100%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4774ab" svg:stroke-opacity="100%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3d6696" svg:stroke-opacity="100%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4774ab" svg:stroke-opacity="100%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4774ab" svg:stroke-opacity="100%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95in" svg:stroke-color="#3d6696" svg:stroke-opacity="100%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.0063in" fo:padding-bottom="0.0063in" fo:padding-left="0.0063in" fo:padding-right="0.0063in" draw:textarea-vertical-align="middle" draw:textarea-horizontal-align="center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.0063in" fo:padding-bottom="0.0063in" fo:padding-left="0.0063in" fo:padding-right="0.0063in" draw:textarea-vertical-align="middle" draw:textarea-horizontal-align="center" draw:fill="solid" draw:fill-color="#4f81bd" draw:opacity="100%" draw:stroke="solid" svg:stroke-width="0.02795in" svg:stroke-color="#ffffff" svg:stroke-opacity="100%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Sortu ondorengo zuhaitza zure direktorio pertsonalea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2"><draw:g draw:name="Organigrama 58" draw:id="id17" draw:style-name="a17" text:anchor-type="as-char"><svg:title/><svg:desc/><draw:custom-shape svg:x="3.25748in" svg:y="0.50551in" svg:width="2.14134in" svg:height="0.2122in" draw:id="id0" draw:style-name="a0" draw:name="2 Forma libre"><svg:title/><svg:desc/><text:p text:style-name="Normal"/><draw:enhanced-geometry draw:type="non-primitive" svg:viewBox="0 0 1957642 194146" draw:enhanced-path="M ?f0 ?f0 L ?f0 ?f3 ?f1 ?f3 ?f1 ?f2 N" draw:text-areas="?f8 ?f10 ?f9 ?f11"><draw:equation draw:name="f0" draw:formula="0"/><draw:equation draw:name="f1" draw:formula="1957642"/><draw:equation draw:name="f2" draw:formula="194146"/><draw:equation draw:name="f3" draw:formula="97073"/><draw:equation draw:name="f4" draw:formula="?f2 - ?f0"/><draw:equation draw:name="f5" draw:formula="?f1 - ?f0"/><draw:equation draw:name="f6" draw:formula="?f5 / 1957642"/><draw:equation draw:name="f7" draw:formula="?f4 / 194146"/><draw:equation draw:name="f8" draw:formula="0 / ?f6"/><draw:equation draw:name="f9" draw:formula="1957642 / ?f6"/><draw:equation draw:name="f10" draw:formula="0 / ?f7"/><draw:equation draw:name="f11" draw:formula="194146 / ?f7"/></draw:enhanced-geometry></draw:custom-shape><draw:custom-shape svg:x="4.1252in" svg:y="1.22283in" svg:width="0.10039in" svg:height="0.2122in" draw:id="id1" draw:style-name="a1" draw:name="3 Forma libre"><svg:title/><svg:desc/><text:p text:style-name="Normal"/><draw:enhanced-geometry draw:type="non-primitive" svg:viewBox="0 0 91440 194146" draw:enhanced-path="M ?f3 ?f0 L ?f3 ?f2 N" draw:text-areas="?f8 ?f10 ?f9 ?f11"><draw:equation draw:name="f0" draw:formula="0"/><draw:equation draw:name="f1" draw:formula="91440"/><draw:equation draw:name="f2" draw:formula="194146"/><draw:equation draw:name="f3" draw:formula="45720"/><draw:equation draw:name="f4" draw:formula="?f2 - ?f0"/><draw:equation draw:name="f5" draw:formula="?f1 - ?f0"/><draw:equation draw:name="f6" draw:formula="?f5 / 91440"/><draw:equation draw:name="f7" draw:formula="?f4 / 194146"/><draw:equation draw:name="f8" draw:formula="0 / ?f6"/><draw:equation draw:name="f9" draw:formula="91440 / ?f6"/><draw:equation draw:name="f10" draw:formula="0 / ?f7"/><draw:equation draw:name="f11" draw:formula="194146 / ?f7"/></draw:enhanced-geometry></draw:custom-shape><draw:custom-shape svg:x="3.25748in" svg:y="0.50551in" svg:width="0.91772in" svg:height="0.2122in" draw:id="id2" draw:style-name="a2" draw:name="4 Forma libre"><svg:title/><svg:desc/><text:p text:style-name="Normal"/><draw:enhanced-geometry draw:type="non-primitive" svg:viewBox="0 0 838989 194146" draw:enhanced-path="M ?f0 ?f0 L ?f0 ?f3 ?f1 ?f3 ?f1 ?f2 N" draw:text-areas="?f8 ?f10 ?f9 ?f11"><draw:equation draw:name="f0" draw:formula="0"/><draw:equation draw:name="f1" draw:formula="838989"/><draw:equation draw:name="f2" draw:formula="194146"/><draw:equation draw:name="f3" draw:formula="97073"/><draw:equation draw:name="f4" draw:formula="?f2 - ?f0"/><draw:equation draw:name="f5" draw:formula="?f1 - ?f0"/><draw:equation draw:name="f6" draw:formula="?f5 / 838989"/><draw:equation draw:name="f7" draw:formula="?f4 / 194146"/><draw:equation draw:name="f8" draw:formula="0 / ?f6"/><draw:equation draw:name="f9" draw:formula="838989 / ?f6"/><draw:equation draw:name="f10" draw:formula="0 / ?f7"/><draw:equation draw:name="f11" draw:formula="194146 / ?f7"/></draw:enhanced-geometry></draw:custom-shape><draw:custom-shape svg:x="2.90197in" svg:y="1.22283in" svg:width="0.10039in" svg:height="0.2122in" draw:id="id3" draw:style-name="a3" draw:name="5 Forma libre"><svg:title/><svg:desc/><text:p text:style-name="Normal"/><draw:enhanced-geometry draw:type="non-primitive" svg:viewBox="0 0 91440 194146" draw:enhanced-path="M ?f3 ?f0 L ?f3 ?f2 N" draw:text-areas="?f8 ?f10 ?f9 ?f11"><draw:equation draw:name="f0" draw:formula="0"/><draw:equation draw:name="f1" draw:formula="91440"/><draw:equation draw:name="f2" draw:formula="194146"/><draw:equation draw:name="f3" draw:formula="45720"/><draw:equation draw:name="f4" draw:formula="?f2 - ?f0"/><draw:equation draw:name="f5" draw:formula="?f1 - ?f0"/><draw:equation draw:name="f6" draw:formula="?f5 / 91440"/><draw:equation draw:name="f7" draw:formula="?f4 / 194146"/><draw:equation draw:name="f8" draw:formula="0 / ?f6"/><draw:equation draw:name="f9" draw:formula="91440 / ?f6"/><draw:equation draw:name="f10" draw:formula="0 / ?f7"/><draw:equation draw:name="f11" draw:formula="194146 / ?f7"/></draw:enhanced-geometry></draw:custom-shape><draw:custom-shape svg:x="2.95197in" svg:y="0.50551in" svg:width="0.30591in" svg:height="0.2122in" draw:id="id4" draw:style-name="a4" draw:name="6 Forma libre"><svg:title/><svg:desc/><text:p text:style-name="Normal"/><draw:enhanced-geometry draw:type="non-primitive" svg:viewBox="0 0 279663 194146" draw:enhanced-path="M ?f1 ?f0 L ?f1 ?f3 ?f0 ?f3 ?f0 ?f2 N" draw:text-areas="?f8 ?f10 ?f9 ?f11"><draw:equation draw:name="f0" draw:formula="0"/><draw:equation draw:name="f1" draw:formula="279663"/><draw:equation draw:name="f2" draw:formula="194146"/><draw:equation draw:name="f3" draw:formula="97073"/><draw:equation draw:name="f4" draw:formula="?f2 - ?f0"/><draw:equation draw:name="f5" draw:formula="?f1 - ?f0"/><draw:equation draw:name="f6" draw:formula="?f5 / 279663"/><draw:equation draw:name="f7" draw:formula="?f4 / 194146"/><draw:equation draw:name="f8" draw:formula="0 / ?f6"/><draw:equation draw:name="f9" draw:formula="279663 / ?f6"/><draw:equation draw:name="f10" draw:formula="0 / ?f7"/><draw:equation draw:name="f11" draw:formula="194146 / ?f7"/></draw:enhanced-geometry></draw:custom-shape><draw:custom-shape svg:x="1.11732in" svg:y="1.22283in" svg:width="0.6122in" svg:height="0.2122in" draw:id="id5" draw:style-name="a5" draw:name="7 Forma libre"><svg:title/><svg:desc/><text:p text:style-name="Normal"/><draw:enhanced-geometry draw:type="non-primitive" svg:viewBox="0 0 559326 194146" draw:enhanced-path="M ?f0 ?f0 L ?f0 ?f3 ?f1 ?f3 ?f1 ?f2 N" draw:text-areas="?f8 ?f10 ?f9 ?f11"><draw:equation draw:name="f0" draw:formula="0"/><draw:equation draw:name="f1" draw:formula="559326"/><draw:equation draw:name="f2" draw:formula="194146"/><draw:equation draw:name="f3" draw:formula="97073"/><draw:equation draw:name="f4" draw:formula="?f2 - ?f0"/><draw:equation draw:name="f5" draw:formula="?f1 - ?f0"/><draw:equation draw:name="f6" draw:formula="?f5 / 559326"/><draw:equation draw:name="f7" draw:formula="?f4 / 194146"/><draw:equation draw:name="f8" draw:formula="0 / ?f6"/><draw:equation draw:name="f9" draw:formula="559326 / ?f6"/><draw:equation draw:name="f10" draw:formula="0 / ?f7"/><draw:equation draw:name="f11" draw:formula="194146 / ?f7"/></draw:enhanced-geometry></draw:custom-shape><draw:custom-shape svg:x="0.50551in" svg:y="1.22283in" svg:width="0.6122in" svg:height="0.2122in" draw:id="id6" draw:style-name="a6" draw:name="8 Forma libre"><svg:title/><svg:desc/><text:p text:style-name="Normal"/><draw:enhanced-geometry draw:type="non-primitive" svg:viewBox="0 0 559326 194146" draw:enhanced-path="M ?f1 ?f0 L ?f1 ?f3 ?f0 ?f3 ?f0 ?f2 N" draw:text-areas="?f8 ?f10 ?f9 ?f11"><draw:equation draw:name="f0" draw:formula="0"/><draw:equation draw:name="f1" draw:formula="559326"/><draw:equation draw:name="f2" draw:formula="194146"/><draw:equation draw:name="f3" draw:formula="97073"/><draw:equation draw:name="f4" draw:formula="?f2 - ?f0"/><draw:equation draw:name="f5" draw:formula="?f1 - ?f0"/><draw:equation draw:name="f6" draw:formula="?f5 / 559326"/><draw:equation draw:name="f7" draw:formula="?f4 / 194146"/><draw:equation draw:name="f8" draw:formula="0 / ?f6"/><draw:equation draw:name="f9" draw:formula="559326 / ?f6"/><draw:equation draw:name="f10" draw:formula="0 / ?f7"/><draw:equation draw:name="f11" draw:formula="194146 / ?f7"/></draw:enhanced-geometry></draw:custom-shape><draw:custom-shape svg:x="1.11732in" svg:y="0.50551in" svg:width="2.14134in" svg:height="0.2122in" draw:id="id7" draw:style-name="a7" draw:name="9 Forma libre"><svg:title/><svg:desc/><text:p text:style-name="Normal"/><draw:enhanced-geometry draw:type="non-primitive" svg:viewBox="0 0 1957642 194146" draw:enhanced-path="M ?f1 ?f0 L ?f1 ?f3 ?f0 ?f3 ?f0 ?f2 N" draw:text-areas="?f8 ?f10 ?f9 ?f11"><draw:equation draw:name="f0" draw:formula="0"/><draw:equation draw:name="f1" draw:formula="1957642"/><draw:equation draw:name="f2" draw:formula="194146"/><draw:equation draw:name="f3" draw:formula="97073"/><draw:equation draw:name="f4" draw:formula="?f2 - ?f0"/><draw:equation draw:name="f5" draw:formula="?f1 - ?f0"/><draw:equation draw:name="f6" draw:formula="?f5 / 1957642"/><draw:equation draw:name="f7" draw:formula="?f4 / 194146"/><draw:equation draw:name="f8" draw:formula="0 / ?f6"/><draw:equation draw:name="f9" draw:formula="1957642 / ?f6"/><draw:equation draw:name="f10" draw:formula="0 / ?f7"/><draw:equation draw:name="f11" draw:formula="194146 / ?f7"/></draw:enhanced-geometry></draw:custom-shape><draw:custom-shape svg:x="2.75276in" svg:y="0in" svg:width="1.01063in" svg:height="0.50591in" draw:id="id8" draw:style-name="a8" draw:name="10 Forma libre"><svg:title/><svg:desc/><text:p text:style-name="P3"><text:span text:style-name="T4">FP</text:span></text:p><draw:enhanced-geometry draw:type="non-primitive" svg:viewBox="0 0 924506 462253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924506"/><draw:equation draw:name="f2" draw:formula="462253"/><draw:equation draw:name="f3" draw:formula="?f2 - ?f0"/><draw:equation draw:name="f4" draw:formula="?f1 - ?f0"/><draw:equation draw:name="f5" draw:formula="?f4 / 924506"/><draw:equation draw:name="f6" draw:formula="?f3 / 462253"/><draw:equation draw:name="f7" draw:formula="0 * ?f4"/><draw:equation draw:name="f8" draw:formula="0 * ?f3"/><draw:equation draw:name="f9" draw:formula="924506 * ?f4"/><draw:equation draw:name="f10" draw:formula="462253 * ?f3"/><draw:equation draw:name="f11" draw:formula="?f7 / 924506"/><draw:equation draw:name="f12" draw:formula="?f8 / 462253"/><draw:equation draw:name="f13" draw:formula="?f9 / 924506"/><draw:equation draw:name="f14" draw:formula="?f10 / 46225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.61181in" svg:y="0.71732in" svg:width="1.01063in" svg:height="0.50591in" draw:id="id9" draw:style-name="a9" draw:name="11 Forma libre"><svg:title/><svg:desc/><text:p text:style-name="P5"><text:span text:style-name="T6">APUNTEAK</text:span></text:p><draw:enhanced-geometry draw:type="non-primitive" svg:viewBox="0 0 924506 462253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924506"/><draw:equation draw:name="f2" draw:formula="462253"/><draw:equation draw:name="f3" draw:formula="?f2 - ?f0"/><draw:equation draw:name="f4" draw:formula="?f1 - ?f0"/><draw:equation draw:name="f5" draw:formula="?f4 / 924506"/><draw:equation draw:name="f6" draw:formula="?f3 / 462253"/><draw:equation draw:name="f7" draw:formula="0 * ?f4"/><draw:equation draw:name="f8" draw:formula="0 * ?f3"/><draw:equation draw:name="f9" draw:formula="924506 * ?f4"/><draw:equation draw:name="f10" draw:formula="462253 * ?f3"/><draw:equation draw:name="f11" draw:formula="?f7 / 924506"/><draw:equation draw:name="f12" draw:formula="?f8 / 462253"/><draw:equation draw:name="f13" draw:formula="?f9 / 924506"/><draw:equation draw:name="f14" draw:formula="?f10 / 46225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in" svg:y="1.43543in" svg:width="1.01063in" svg:height="0.50591in" draw:id="id10" draw:style-name="a10" draw:name="12 Forma libre"><svg:title/><svg:desc/><text:p text:style-name="P7"><text:span text:style-name="T8">1ebaluaketa.txt</text:span></text:p><draw:enhanced-geometry draw:type="non-primitive" svg:viewBox="0 0 924506 462253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924506"/><draw:equation draw:name="f2" draw:formula="462253"/><draw:equation draw:name="f3" draw:formula="?f2 - ?f0"/><draw:equation draw:name="f4" draw:formula="?f1 - ?f0"/><draw:equation draw:name="f5" draw:formula="?f4 / 924506"/><draw:equation draw:name="f6" draw:formula="?f3 / 462253"/><draw:equation draw:name="f7" draw:formula="0 * ?f4"/><draw:equation draw:name="f8" draw:formula="0 * ?f3"/><draw:equation draw:name="f9" draw:formula="924506 * ?f4"/><draw:equation draw:name="f10" draw:formula="462253 * ?f3"/><draw:equation draw:name="f11" draw:formula="?f7 / 924506"/><draw:equation draw:name="f12" draw:formula="?f8 / 462253"/><draw:equation draw:name="f13" draw:formula="?f9 / 924506"/><draw:equation draw:name="f14" draw:formula="?f10 / 46225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1.22362in" svg:y="1.43543in" svg:width="1.01063in" svg:height="0.50591in" draw:id="id11" draw:style-name="a11" draw:name="13 Forma libre"><svg:title/><svg:desc/><text:p text:style-name="P9"><text:span text:style-name="T10">3ebaluaketa.txt</text:span></text:p><draw:enhanced-geometry draw:type="non-primitive" svg:viewBox="0 0 924506 462253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924506"/><draw:equation draw:name="f2" draw:formula="462253"/><draw:equation draw:name="f3" draw:formula="?f2 - ?f0"/><draw:equation draw:name="f4" draw:formula="?f1 - ?f0"/><draw:equation draw:name="f5" draw:formula="?f4 / 924506"/><draw:equation draw:name="f6" draw:formula="?f3 / 462253"/><draw:equation draw:name="f7" draw:formula="0 * ?f4"/><draw:equation draw:name="f8" draw:formula="0 * ?f3"/><draw:equation draw:name="f9" draw:formula="924506 * ?f4"/><draw:equation draw:name="f10" draw:formula="462253 * ?f3"/><draw:equation draw:name="f11" draw:formula="?f7 / 924506"/><draw:equation draw:name="f12" draw:formula="?f8 / 462253"/><draw:equation draw:name="f13" draw:formula="?f9 / 924506"/><draw:equation draw:name="f14" draw:formula="?f10 / 46225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2.44646in" svg:y="0.71732in" svg:width="1.01063in" svg:height="0.50591in" draw:id="id12" draw:style-name="a12" draw:name="14 Forma libre"><svg:title/><svg:desc/><text:p text:style-name="P11"><text:span text:style-name="T12">ARIKETAK</text:span></text:p><draw:enhanced-geometry draw:type="non-primitive" svg:viewBox="0 0 924506 462253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924506"/><draw:equation draw:name="f2" draw:formula="462253"/><draw:equation draw:name="f3" draw:formula="?f2 - ?f0"/><draw:equation draw:name="f4" draw:formula="?f1 - ?f0"/><draw:equation draw:name="f5" draw:formula="?f4 / 924506"/><draw:equation draw:name="f6" draw:formula="?f3 / 462253"/><draw:equation draw:name="f7" draw:formula="0 * ?f4"/><draw:equation draw:name="f8" draw:formula="0 * ?f3"/><draw:equation draw:name="f9" draw:formula="924506 * ?f4"/><draw:equation draw:name="f10" draw:formula="462253 * ?f3"/><draw:equation draw:name="f11" draw:formula="?f7 / 924506"/><draw:equation draw:name="f12" draw:formula="?f8 / 462253"/><draw:equation draw:name="f13" draw:formula="?f9 / 924506"/><draw:equation draw:name="f14" draw:formula="?f10 / 46225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2.44646in" svg:y="1.43543in" svg:width="1.01063in" svg:height="0.50591in" draw:id="id13" draw:style-name="a13" draw:name="15 Forma libre"><svg:title/><svg:desc/><text:p text:style-name="P13"><text:span text:style-name="T14">1ebalu</text:span></text:p><draw:enhanced-geometry draw:type="non-primitive" svg:viewBox="0 0 924506 462253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924506"/><draw:equation draw:name="f2" draw:formula="462253"/><draw:equation draw:name="f3" draw:formula="?f2 - ?f0"/><draw:equation draw:name="f4" draw:formula="?f1 - ?f0"/><draw:equation draw:name="f5" draw:formula="?f4 / 924506"/><draw:equation draw:name="f6" draw:formula="?f3 / 462253"/><draw:equation draw:name="f7" draw:formula="0 * ?f4"/><draw:equation draw:name="f8" draw:formula="0 * ?f3"/><draw:equation draw:name="f9" draw:formula="924506 * ?f4"/><draw:equation draw:name="f10" draw:formula="462253 * ?f3"/><draw:equation draw:name="f11" draw:formula="?f7 / 924506"/><draw:equation draw:name="f12" draw:formula="?f8 / 462253"/><draw:equation draw:name="f13" draw:formula="?f9 / 924506"/><draw:equation draw:name="f14" draw:formula="?f10 / 46225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3.66929in" svg:y="0.71732in" svg:width="1.01063in" svg:height="0.50591in" draw:id="id14" draw:style-name="a14" draw:name="16 Forma libre"><svg:title/><svg:desc/><text:p text:style-name="P15"><text:span text:style-name="T16">AZTERKETAK</text:span></text:p><draw:enhanced-geometry draw:type="non-primitive" svg:viewBox="0 0 924506 462253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924506"/><draw:equation draw:name="f2" draw:formula="462253"/><draw:equation draw:name="f3" draw:formula="?f2 - ?f0"/><draw:equation draw:name="f4" draw:formula="?f1 - ?f0"/><draw:equation draw:name="f5" draw:formula="?f4 / 924506"/><draw:equation draw:name="f6" draw:formula="?f3 / 462253"/><draw:equation draw:name="f7" draw:formula="0 * ?f4"/><draw:equation draw:name="f8" draw:formula="0 * ?f3"/><draw:equation draw:name="f9" draw:formula="924506 * ?f4"/><draw:equation draw:name="f10" draw:formula="462253 * ?f3"/><draw:equation draw:name="f11" draw:formula="?f7 / 924506"/><draw:equation draw:name="f12" draw:formula="?f8 / 462253"/><draw:equation draw:name="f13" draw:formula="?f9 / 924506"/><draw:equation draw:name="f14" draw:formula="?f10 / 46225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3.66929in" svg:y="1.43543in" svg:width="1.01063in" svg:height="0.50591in" draw:id="id15" draw:style-name="a15" draw:name="17 Forma libre"><svg:title/><svg:desc/><text:p text:style-name="P17"><text:span text:style-name="T18">1ebalua</text:span></text:p><draw:enhanced-geometry draw:type="non-primitive" svg:viewBox="0 0 924506 462253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924506"/><draw:equation draw:name="f2" draw:formula="462253"/><draw:equation draw:name="f3" draw:formula="?f2 - ?f0"/><draw:equation draw:name="f4" draw:formula="?f1 - ?f0"/><draw:equation draw:name="f5" draw:formula="?f4 / 924506"/><draw:equation draw:name="f6" draw:formula="?f3 / 462253"/><draw:equation draw:name="f7" draw:formula="0 * ?f4"/><draw:equation draw:name="f8" draw:formula="0 * ?f3"/><draw:equation draw:name="f9" draw:formula="924506 * ?f4"/><draw:equation draw:name="f10" draw:formula="462253 * ?f3"/><draw:equation draw:name="f11" draw:formula="?f7 / 924506"/><draw:equation draw:name="f12" draw:formula="?f8 / 462253"/><draw:equation draw:name="f13" draw:formula="?f9 / 924506"/><draw:equation draw:name="f14" draw:formula="?f10 / 46225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89291in" svg:y="0.71732in" svg:width="1.01063in" svg:height="0.50591in" draw:id="id16" draw:style-name="a16" draw:name="18 Forma libre"><svg:title/><svg:desc/><text:p text:style-name="P19"><text:span text:style-name="T20">PROGRAMAK</text:span></text:p><draw:enhanced-geometry draw:type="non-primitive" svg:viewBox="0 0 924506 462253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924506"/><draw:equation draw:name="f2" draw:formula="462253"/><draw:equation draw:name="f3" draw:formula="?f2 - ?f0"/><draw:equation draw:name="f4" draw:formula="?f1 - ?f0"/><draw:equation draw:name="f5" draw:formula="?f4 / 924506"/><draw:equation draw:name="f6" draw:formula="?f3 / 462253"/><draw:equation draw:name="f7" draw:formula="0 * ?f4"/><draw:equation draw:name="f8" draw:formula="0 * ?f3"/><draw:equation draw:name="f9" draw:formula="924506 * ?f4"/><draw:equation draw:name="f10" draw:formula="462253 * ?f3"/><draw:equation draw:name="f11" draw:formula="?f7 / 924506"/><draw:equation draw:name="f12" draw:formula="?f8 / 462253"/><draw:equation draw:name="f13" draw:formula="?f9 / 924506"/><draw:equation draw:name="f14" draw:formula="?f10 / 46225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/draw:g></text:span></text:p>
      <text:p text:style-name="Normal"/>
      <text:p text:style-name="P21">mkdir FP</text:p>
      <text:p text:style-name="P22">cd FP</text:p>
      <text:p text:style-name="P23">mkdir APUNTEAK ARIKETAK AZTERKETAK PROGRAMAK</text:p>
      <text:p text:style-name="P24">cd APUNTEAK</text:p>
      <text:p text:style-name="P25">touch 1ebaluaketa.txt 3ebaluaketa.txt</text:p>
      <text:p text:style-name="P26">cd ..</text:p>
      <text:p text:style-name="P27">cd ARIKETAK</text:p>
      <text:p text:style-name="P28">mkdir 1ebalu</text:p>
      <text:p text:style-name="P29">cd ..</text:p>
      <text:p text:style-name="P30">cd AZTERKETAK</text:p>
      <text:p text:style-name="P31">mkdir 1ebalua</text:p>
      <text:p text:style-name="P32">cd ..</text:p>
      <text:p text:style-name="P33">cd ..</text:p>
      <text:p text:style-name="P34"/>
      <text:p text:style-name="Normal"><text:span text:style-name="T35">Direktorioak sortu eta ondorengo baimenak ezarri : jabearentzat baimen guztiak eta irakurri eta idatzi taldea eta besteentzat.<text:s/></text:span>(chmod)</text:p>
      <text:p text:style-name="Normal"/>
      <text:p text:style-name="P36">chmod 766 FP</text:p>
      <text:p text:style-name="P37">cd FP</text:p>
      <text:p text:style-name="P38">chmod<text:s/>766 APUNTEAK</text:p>
      <text:p text:style-name="P39">chmod 766<text:s/>ARIKETAK</text:p>
      <text:p text:style-name="P40">chmod 766 AZTERKETAK</text:p>
      <text:p text:style-name="P41">chmod 766<text:s/>PROGRAMAK</text:p>
      <text:p text:style-name="Normal"><text:span text:style-name="T42"><text:tab/></text:span><text:span text:style-name="T43"><text:tab/></text:span></text:p>
      <text:p text:style-name="P44"><text:tab/><text:tab/></text:p>
      <text:p text:style-name="Normal">Fitxategiak sortu eta ondorengo baimenak ezarriko ditugu: jabearentzat baimen guztiak, eta irakurtzeko baimena taldea eta besteentzat.(chmod)</text:p>
      <text:p text:style-name="P45"/>
      <text:p text:style-name="P46">cd APUNTEAK</text:p>
      <text:p text:style-name="P47">chmod<text:s/>744 1ebaluaketa.txt</text:p>
      <text:p text:style-name="P48">chmod<text:s/>744 3ebaluaketa.txt</text:p>
      <text:p text:style-name="P49"/>
      <text:p text:style-name="P50"><text:tab/>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Normal">Aldatu root erabiltzailera eta ondorengo zuhaitza sortu zure karpeta pertsonalean.</text:p>
      <text:p text:style-name="Normal"/>
      <text:p text:style-name="Normal"><text:tab/><text:tab/></text:p>
      <text:p text:style-name="Normal"><text:span text:style-name="T69"><text:s text:c="35"/></text:span><text:span text:style-name="T70"><draw:g draw:name="Organigrama 78" draw:id="id25" draw:style-name="a25" text:anchor-type="as-char"><svg:title/><svg:desc/><draw:custom-shape svg:x="1.24173in" svg:y="1.35984in" svg:width="0.68031in" svg:height="0.23583in" draw:id="id18" draw:style-name="a18" draw:name="20 Forma libre"><svg:title/><svg:desc/><text:p text:style-name="Normal"/><draw:enhanced-geometry draw:type="non-primitive" svg:viewBox="0 0 621640 215775" draw:enhanced-path="M ?f0 ?f0 L ?f0 ?f3 ?f1 ?f3 ?f1 ?f2 N" draw:text-areas="?f8 ?f10 ?f9 ?f11"><draw:equation draw:name="f0" draw:formula="0"/><draw:equation draw:name="f1" draw:formula="621640"/><draw:equation draw:name="f2" draw:formula="215775"/><draw:equation draw:name="f3" draw:formula="107887"/><draw:equation draw:name="f4" draw:formula="?f2 - ?f0"/><draw:equation draw:name="f5" draw:formula="?f1 - ?f0"/><draw:equation draw:name="f6" draw:formula="?f5 / 621640"/><draw:equation draw:name="f7" draw:formula="?f4 / 215775"/><draw:equation draw:name="f8" draw:formula="0 / ?f6"/><draw:equation draw:name="f9" draw:formula="621640 / ?f6"/><draw:equation draw:name="f10" draw:formula="0 / ?f7"/><draw:equation draw:name="f11" draw:formula="215775 / ?f7"/></draw:enhanced-geometry></draw:custom-shape><draw:custom-shape svg:x="0.56181in" svg:y="1.35984in" svg:width="0.68031in" svg:height="0.23583in" draw:id="id19" draw:style-name="a19" draw:name="21 Forma libre"><svg:title/><svg:desc/><text:p text:style-name="Normal"/><draw:enhanced-geometry draw:type="non-primitive" svg:viewBox="0 0 621640 215775" draw:enhanced-path="M ?f1 ?f0 L ?f1 ?f3 ?f0 ?f3 ?f0 ?f2 N" draw:text-areas="?f8 ?f10 ?f9 ?f11"><draw:equation draw:name="f0" draw:formula="0"/><draw:equation draw:name="f1" draw:formula="621640"/><draw:equation draw:name="f2" draw:formula="215775"/><draw:equation draw:name="f3" draw:formula="107887"/><draw:equation draw:name="f4" draw:formula="?f2 - ?f0"/><draw:equation draw:name="f5" draw:formula="?f1 - ?f0"/><draw:equation draw:name="f6" draw:formula="?f5 / 621640"/><draw:equation draw:name="f7" draw:formula="?f4 / 215775"/><draw:equation draw:name="f8" draw:formula="0 / ?f6"/><draw:equation draw:name="f9" draw:formula="621640 / ?f6"/><draw:equation draw:name="f10" draw:formula="0 / ?f7"/><draw:equation draw:name="f11" draw:formula="215775 / ?f7"/></draw:enhanced-geometry></draw:custom-shape><draw:custom-shape svg:x="1.19173in" svg:y="0.56181in" svg:width="0.10039in" svg:height="0.23583in" draw:id="id20" draw:style-name="a20" draw:name="22 Forma libre"><svg:title/><svg:desc/><text:p text:style-name="Normal"/><draw:enhanced-geometry draw:type="non-primitive" svg:viewBox="0 0 91440 215775" draw:enhanced-path="M ?f3 ?f0 L ?f3 ?f2 N" draw:text-areas="?f8 ?f10 ?f9 ?f11"><draw:equation draw:name="f0" draw:formula="0"/><draw:equation draw:name="f1" draw:formula="91440"/><draw:equation draw:name="f2" draw:formula="215775"/><draw:equation draw:name="f3" draw:formula="45720"/><draw:equation draw:name="f4" draw:formula="?f2 - ?f0"/><draw:equation draw:name="f5" draw:formula="?f1 - ?f0"/><draw:equation draw:name="f6" draw:formula="?f5 / 91440"/><draw:equation draw:name="f7" draw:formula="?f4 / 215775"/><draw:equation draw:name="f8" draw:formula="0 / ?f6"/><draw:equation draw:name="f9" draw:formula="91440 / ?f6"/><draw:equation draw:name="f10" draw:formula="0 / ?f7"/><draw:equation draw:name="f11" draw:formula="215775 / ?f7"/></draw:enhanced-geometry></draw:custom-shape><draw:custom-shape svg:x="0.67992in" svg:y="0in" svg:width="1.12401in" svg:height="0.5622in" draw:id="id21" draw:style-name="a21" draw:name="23 Forma libre"><svg:title/><svg:desc/><text:p text:style-name="P71"><text:span text:style-name="T72">FP1</text:span></text:p><draw:enhanced-geometry draw:type="non-primitive" svg:viewBox="0 0 1027504 513752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027504"/><draw:equation draw:name="f2" draw:formula="513752"/><draw:equation draw:name="f3" draw:formula="?f2 - ?f0"/><draw:equation draw:name="f4" draw:formula="?f1 - ?f0"/><draw:equation draw:name="f5" draw:formula="?f4 / 1027504"/><draw:equation draw:name="f6" draw:formula="?f3 / 513752"/><draw:equation draw:name="f7" draw:formula="0 * ?f4"/><draw:equation draw:name="f8" draw:formula="0 * ?f3"/><draw:equation draw:name="f9" draw:formula="1027504 * ?f4"/><draw:equation draw:name="f10" draw:formula="513752 * ?f3"/><draw:equation draw:name="f11" draw:formula="?f7 / 1027504"/><draw:equation draw:name="f12" draw:formula="?f8 / 513752"/><draw:equation draw:name="f13" draw:formula="?f9 / 1027504"/><draw:equation draw:name="f14" draw:formula="?f10 / 513752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.67992in" svg:y="0.79803in" svg:width="1.20787in" svg:height="0.5622in" draw:id="id22" draw:style-name="a22" draw:name="24 Forma libre"><svg:title/><svg:desc/><text:p text:style-name="P73"><text:span text:style-name="T74">APUNTEAK1</text:span></text:p><draw:enhanced-geometry draw:type="non-primitive" svg:viewBox="0 0 1027504 513752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027504"/><draw:equation draw:name="f2" draw:formula="513752"/><draw:equation draw:name="f3" draw:formula="?f2 - ?f0"/><draw:equation draw:name="f4" draw:formula="?f1 - ?f0"/><draw:equation draw:name="f5" draw:formula="?f4 / 1027504"/><draw:equation draw:name="f6" draw:formula="?f3 / 513752"/><draw:equation draw:name="f7" draw:formula="0 * ?f4"/><draw:equation draw:name="f8" draw:formula="0 * ?f3"/><draw:equation draw:name="f9" draw:formula="1027504 * ?f4"/><draw:equation draw:name="f10" draw:formula="513752 * ?f3"/><draw:equation draw:name="f11" draw:formula="?f7 / 1027504"/><draw:equation draw:name="f12" draw:formula="?f8 / 513752"/><draw:equation draw:name="f13" draw:formula="?f9 / 1027504"/><draw:equation draw:name="f14" draw:formula="?f10 / 513752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in" svg:y="1.59527in" svg:width="1.12401in" svg:height="0.5622in" draw:id="id23" draw:style-name="a23" draw:name="25 Forma libre"><svg:title/><svg:desc/><text:p text:style-name="P75"><text:span text:style-name="T76">1ebalu.txt</text:span></text:p><draw:enhanced-geometry draw:type="non-primitive" svg:viewBox="0 0 1027504 513752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027504"/><draw:equation draw:name="f2" draw:formula="513752"/><draw:equation draw:name="f3" draw:formula="?f2 - ?f0"/><draw:equation draw:name="f4" draw:formula="?f1 - ?f0"/><draw:equation draw:name="f5" draw:formula="?f4 / 1027504"/><draw:equation draw:name="f6" draw:formula="?f3 / 513752"/><draw:equation draw:name="f7" draw:formula="0 * ?f4"/><draw:equation draw:name="f8" draw:formula="0 * ?f3"/><draw:equation draw:name="f9" draw:formula="1027504 * ?f4"/><draw:equation draw:name="f10" draw:formula="513752 * ?f3"/><draw:equation draw:name="f11" draw:formula="?f7 / 1027504"/><draw:equation draw:name="f12" draw:formula="?f8 / 513752"/><draw:equation draw:name="f13" draw:formula="?f9 / 1027504"/><draw:equation draw:name="f14" draw:formula="?f10 / 513752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1.35984in" svg:y="1.59527in" svg:width="1.12401in" svg:height="0.5622in" draw:id="id24" draw:style-name="a24" draw:name="26 Forma libre"><svg:title/><svg:desc/><text:p text:style-name="P77"><text:span text:style-name="T78">2eba.txt</text:span></text:p><draw:enhanced-geometry draw:type="non-primitive" svg:viewBox="0 0 1027504 513752" draw:enhanced-path="M ?f0 ?f0 L ?f1 ?f0 ?f1 ?f2 ?f0 ?f2 ?f0 ?f0 Z N" draw:text-areas="?f15 ?f17 ?f16 ?f18" draw:glue-points="?f19 ?f20 ?f21 ?f20 ?f21 ?f22 ?f19 ?f22 ?f19 ?f20" draw:glue-point-leaving-directions="-0, -0, -0, -0, -0"><draw:equation draw:name="f0" draw:formula="0"/><draw:equation draw:name="f1" draw:formula="1027504"/><draw:equation draw:name="f2" draw:formula="513752"/><draw:equation draw:name="f3" draw:formula="?f2 - ?f0"/><draw:equation draw:name="f4" draw:formula="?f1 - ?f0"/><draw:equation draw:name="f5" draw:formula="?f4 / 1027504"/><draw:equation draw:name="f6" draw:formula="?f3 / 513752"/><draw:equation draw:name="f7" draw:formula="0 * ?f4"/><draw:equation draw:name="f8" draw:formula="0 * ?f3"/><draw:equation draw:name="f9" draw:formula="1027504 * ?f4"/><draw:equation draw:name="f10" draw:formula="513752 * ?f3"/><draw:equation draw:name="f11" draw:formula="?f7 / 1027504"/><draw:equation draw:name="f12" draw:formula="?f8 / 513752"/><draw:equation draw:name="f13" draw:formula="?f9 / 1027504"/><draw:equation draw:name="f14" draw:formula="?f10 / 513752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/draw:g></text:span></text:p>
      <text:p text:style-name="Normal"/>
      <text:p text:style-name="P79">sudo su<text:s/></text:p>
      <text:p text:style-name="P80">cd ..</text:p>
      <text:p text:style-name="P81">cd ..</text:p>
      <text:p text:style-name="P82">mkdir FP1</text:p>
      <text:p text:style-name="P83">cd FP1</text:p>
      <text:p text:style-name="P84">mkdir APUNTEAK1</text:p>
      <text:p text:style-name="P85">cd APUNTEAK1</text:p>
      <text:p text:style-name="P86">touch 1ebalu.txt 2eba.txt</text:p>
      <text:p text:style-name="P87"/>
      <text:p text:style-name="Normal">Direktorioak sortu eta ondorengo baimenak ezarri : jabearentzat baimen guztiak eta irakurri eta idatzi taldea eta besteentzat. (chmod)</text:p>
      <text:p text:style-name="Normal"/>
      <text:p text:style-name="P88">cd ..</text:p>
      <text:p text:style-name="P89">cd ..</text:p>
      <text:p text:style-name="P90">chmod<text:s/>–R<text:s/>766 FP1</text:p>
      <text:p text:style-name="P91"/>
      <text:p text:style-name="Normal"><text:tab/><text:tab/><text:tab/></text:p>
      <text:soft-page-break/>
      <text:p text:style-name="Normal"><text:tab/><text:tab/><text:tab/></text:p>
      <text:p text:style-name="Normal"/>
      <text:p text:style-name="Normal">Fitxategiak sortzean ondorengo baimenak ezarriko ditugu: jabearentzat baimen guztiak, eta irakurtzeko baimena taldea eta besteentzat.(chmod)</text:p>
      <text:p text:style-name="Normal"><text:s/></text:p>
      <text:p text:style-name="Normal"><text:span text:style-name="T92">cd FP1</text:span><text:tab/><text:tab/><text:tab/></text:p>
      <text:p text:style-name="P93">cd APUNTEAK1</text:p>
      <text:p text:style-name="P94">chmod 744 1ebalu.txt<text:s/>2eba.txt</text:p>
      <text:p text:style-name="P95"/>
      <text:list text:style-name="LFO1" text:continue-numbering="true">
        <text:list-item>
          <text:p text:style-name="P96">Pasatu zure erabiltzailera eta saiatu datuak gehitzen<text:s/><text:span text:style-name="T97">1ebalu.txt<text:s/></text:span>fitxategiari<text:span text:style-name="T98">.<text:s/></text:span>Ezin da aldaketarik egin, egin beharrezkoak diren eragiketak edukia aldatzeko(sinbolikoa eta zenbakiekin)</text:p>
        </text:list-item>
      </text:list>
      <text:p text:style-name="Normal"/>
      <text:p text:style-name="P99">su uni</text:p>
      <text:p text:style-name="P100">gedit 1ebalu.txt <text:s text:c="2"/>(ez du beharrezko baimenak)</text:p>
      <text:p text:style-name="P101">sudo su</text:p>
      <text:p text:style-name="P102"/>
      <text:p text:style-name="P103">cd ..</text:p>
      <text:p text:style-name="P104">cd ..</text:p>
      <text:p text:style-name="Normal"><text:span text:style-name="T105">chmod –R 777 FP1</text:span><text:span text:style-name="T106"><text:s text:c="2"/></text:span><text:span text:style-name="T107">**</text:span></text:p>
      <text:p text:style-name="P108">su uni</text:p>
      <text:p text:style-name="P109">cd FP1</text:p>
      <text:p text:style-name="P110">cd APUNTEAK1</text:p>
      <text:p text:style-name="Normal"><text:span text:style-name="T111">gedit 1.ebalu.txt</text:span></text:p>
      <text:p text:style-name="P112"/>
      <text:p text:style-name="P113"/>
      <text:p text:style-name="P114"><text:s/></text:p>
      <text:p text:style-name="P115"/>
      <text:list text:style-name="LFO1" text:continue-numbering="true">
        <text:list-item>
          <text:p text:style-name="P116">root erabiltzailetik <text:s/><text:span text:style-name="T117">APUNTEAK1</text:span><text:s/>direktorioari exekuzio baimena kendu besteentzat.. Aldatu zure erabiltzalera eta saiatu <text:s text:c="2"/><text:span text:style-name="T118">APUNTEAK1</text:span><text:s/>direktoriora sartzen. Egin beharrekoa edozein erabiltzaile direktorio horretara sartzeko.(sinbolikoa eta zenbakiekin)</text:p>
        </text:list-item>
      </text:list>
      <text:p text:style-name="Normal"/>
      <text:p text:style-name="P119">**Hemen emanda baimenak</text:p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list text:style-name="LFO1" text:continue-numbering="true">
        <text:list-item>
          <text:p text:style-name="P127">Zure erabiltzailearekin kendu taldeari eta besteei baimen guztiak <text:s/><text:span text:style-name="T128">1ebalu.txt</text:span><text:s/>eta<text:s/><text:span text:style-name="T129">2eba.txt</text:span><text:s/>artxiboetan. Sartu root bezala. Zer geratzen da?</text:p>
        </text:list-item>
      </text:list>
      <text:p text:style-name="Normal"/>
      <text:p text:style-name="P130"/>
      <text:p text:style-name="P131"/>
      <text:p text:style-name="P132"/>
      <text:p text:style-name="P133"/>
      <text:p text:style-name="P134"><text:tab/></text:p>
      <text:p text:style-name="P135"/>
      <text:list text:style-name="LFO1" text:continue-numbering="true">
        <text:list-item>
          <text:p text:style-name="P136">root erabiltzailearekin ,jabearentzat baimen guztiak jarri eta taldea eta<text:s/><text:soft-page-break/>besteentzat baimen guztiak kendu <text:s/><text:span text:style-name="T137">2eba.txt</text:span><text:s/>artxiboan.<text:s/>Ondoren aldatu jabea. Orain jabea zu izango zara. Saiatu datuak gehitzen artxibo honi.</text:p>
        </text:list-item>
      </text:list>
      <text:p text:style-name="Normal"/>
      <text:p text:style-name="P138"/>
      <text:p text:style-name="P139"/>
      <text:p text:style-name="P140"/>
      <text:p text:style-name="P141"/>
      <text:p text:style-name="P142"/>
      <text:list text:style-name="LFO1" text:continue-numbering="true">
        <text:list-item>
          <text:p text:style-name="P143">Root erabiltzailearekin jabeari eman baimen guztiak , eta taldeari <text:s/>irakurri eta idaztekoa eta besteentzat batez <text:s text:c="2"/><text:span text:style-name="T144">2eba.txt</text:span><text:s/>artxiboan. Ondoren aldatu taldea, gure erabiltzailearen izen berekoa izango da. Saiatu datuak gehitzen zure erabiltzailearekin. Zer gertatzen da?</text:p>
        </text:list-item>
      </text:list>
      <text:p text:style-name="Normal"/>
      <text:p text:style-name="P145"/>
      <text:p text:style-name="P146"/>
      <text:p text:style-name="P147"/>
      <text:p text:style-name="P148"/>
      <text:p text:style-name="P149"/>
      <text:p text:style-name="P150"/>
      <text:p text:style-name="P151"><text:s text:c="6"/></text:p>
      <text:p text:style-name="Normal"/>
      <text:list text:style-name="LFO1" text:continue-numbering="true">
        <text:list-item>
          <text:p text:style-name="P152">Zure erabiltzailearekin taldeari eta besteei kendu baimen guztiak <text:s/><text:span text:style-name="T153">1ebalu.txt</text:span><text:s/>eta<text:s/><text:span text:style-name="T154">2eba.txt</text:span><text:s/>artxiboetan, eta artxiboaren jabea aldatuko diogu, orain root izango da. Saiatu artxiboa irakurtzen. Zer gertatzen da?</text:p>
        </text:list-item>
      </text:list>
      <text:p text:style-name="Normal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list text:style-name="LFO1" text:continue-numbering="true">
        <text:list-item>
          <text:p text:style-name="P163">Begiratu <text:s/>FP1 zuhaitzaren baimenak eta zure erabiltzailearekin zuhaitza ezabatu ahal izateko beahrrezkoak diren aldaketak egin(ez erabili root <text:s/>ezabatzeko)</text:p>
        </text:list-item>
      </text:list>
      <text:p text:style-name="P164"/>
      <text:p text:style-name="P16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Britannic Bold" svg:font-family="Britannic Bold" style:font-family-generic="swiss" style:font-pitch="variable" svg:panose-1="2 11 9 3 6 7 3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style:language-asian="ar" style:country-asian="SA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orza Ortiz, Karmele</dc:creator>
    <meta:creation-date>2020-03-17T10:36:00Z</meta:creation-date>
    <dc:date>2022-03-14T08:58:00Z</dc:date>
    <meta:template xlink:href="Normal.dotm" xlink:type="simple"/>
    <meta:editing-cycles>6</meta:editing-cycles>
    <meta:editing-duration>PT5820S</meta:editing-duration>
    <meta:document-statistic meta:page-count="4" meta:paragraph-count="5" meta:word-count="454" meta:character-count="2951" meta:row-count="20" meta:non-whitespace-character-count="2502"/>
  </office:meta>
</office:document-meta>
</file>